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08cm"/>
    </style:style>
    <style:style style:name="co2" style:family="table-column">
      <style:table-column-properties fo:break-before="auto" style:column-width="0.18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0.169cm"/>
    </style:style>
    <style:style style:name="co5" style:family="table-column">
      <style:table-column-properties fo:break-before="auto" style:column-width="1.09cm"/>
    </style:style>
    <style:style style:name="co6" style:family="table-column">
      <style:table-column-properties fo:break-before="auto" style:column-width="0.49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21cm" fo:break-before="auto" style:use-optimal-row-height="false"/>
    </style:style>
    <style:style style:name="ro2" style:family="table-row">
      <style:table-row-properties style:row-height="0.159cm" fo:break-before="auto" style:use-optimal-row-height="false"/>
    </style:style>
    <style:style style:name="ro3" style:family="table-row">
      <style:table-row-properties style:row-height="0.85cm" fo:break-before="auto" style:use-optimal-row-height="false"/>
    </style:style>
    <style:style style:name="ro4" style:family="table-row">
      <style:table-row-properties style:row-height="0.196cm" fo:break-before="auto" style:use-optimal-row-height="false"/>
    </style:style>
    <style:style style:name="ro5" style:family="table-row">
      <style:table-row-properties style:row-height="0.94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7pt" fo:font-weight="normal" style:font-size-asian="7pt" style:font-weight-asian="normal" style:font-size-complex="7pt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7pt" fo:font-weight="normal" style:font-size-asian="7pt" style:font-weight-asian="normal" style:font-size-complex="7pt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Lucida Sans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style:font-size-asian="8pt" style:font-size-complex="8pt" style:font-name="Liberation Sans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8pt" style:font-size-asian="8pt" style:font-size-complex="8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8"/>
        <table:table-column table:style-name="co3" table:number-columns-repeated="3" table:default-cell-style-name="ce9"/>
        <table:table-column table:style-name="co3" table:default-cell-style-name="ce7"/>
        <table:table-column table:style-name="co3" table:default-cell-style-name="ce9"/>
        <table:table-column table:style-name="co3" table:default-cell-style-name="ce12"/>
        <table:table-column table:style-name="co3" table:default-cell-style-name="ce9"/>
        <table:table-column table:style-name="co4" table:default-cell-style-name="Default"/>
        <table:table-column table:style-name="co5" table:default-cell-style-name="ce1"/>
        <table:table-column table:style-name="co6" table:number-columns-repeated="2" table:default-cell-style-name="Default"/>
        <table:table-row table:style-name="ro1">
          <table:table-cell/>
          <table:table-cell table:style-name="ce1" table:number-columns-repeated="10"/>
          <table:table-cell table:number-columns-repeated="3"/>
        </table:table-row>
        <table:table-row table:style-name="ro2">
          <table:table-cell/>
          <table:table-cell table:style-name="ce3" table:number-columns-repeated="5"/>
          <table:table-cell table:style-name="Default"/>
          <table:table-cell table:style-name="ce3" table:number-columns-repeated="3"/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Temperatursensor BA </text:p>
            <text:p>Witterungsfühler </text:p>
            <text:p>Aussenwand, Elfero</text:p>
          </table:table-cell>
          <table:table-cell office:value-type="string" calcext:value-type="string">
            <text:p><text:span text:style-name="T1">Temperatursensor BV </text:span></text:p>
            <text:p><text:span text:style-name="T1">Vorlauffühler</text:span></text:p>
            <text:p><text:span text:style-name="T2">Bodenheizung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<text:span text:style-name="T3">zur Fernleitung</text:span></text:p>
            <text:p><text:span text:style-name="T3">zur Heizzentrale</text:span></text:p>
            <text:p><text:span text:style-name="T3"> max 24V</text:span></text:p>
          </table:table-cell>
          <table:table-cell office:value-type="string" calcext:value-type="string">
            <text:p>Wärmezähler</text:p>
            <text:p>Techem Fernleitung</text:p>
          </table:table-cell>
          <table:table-cell office:value-type="string" calcext:value-type="string">
            <text:p><text:span text:style-name="T4">steuerung_dezentral</text:span></text:p>
            <text:p><text:span text:style-name="T4">zu elfero</text:span><text:span text:style-name="T5"> 230V</text:span></text:p>
          </table:table-cell>
          <table:table-cell office:value-type="string" calcext:value-type="string">
            <text:p>elfero zu ventil </text:p>
            <text:p>blau 230V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table:number-columns-repeated="4"/>
        </table:table-row>
        <table:table-row table:style-name="ro3">
          <table:table-cell/>
          <table:table-cell table:style-name="ce3"/>
          <table:table-cell office:value-type="string" calcext:value-type="string">
            <text:p>Temperatursensor BA </text:p>
            <text:p>Witterungsfühler </text:p>
            <text:p>Aussenwand, Elfero</text:p>
          </table:table-cell>
          <table:table-cell office:value-type="string" calcext:value-type="string">
            <text:p><text:span text:style-name="T1">Temperatursensor BV </text:span></text:p>
            <text:p><text:span text:style-name="T1">Vorlauffühler</text:span></text:p>
            <text:p><text:span text:style-name="T2">Bodenheizung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<text:span text:style-name="T3">zur Fernleitung</text:span></text:p>
            <text:p><text:span text:style-name="T3">zur Heizzentrale</text:span></text:p>
            <text:p><text:span text:style-name="T3"> max 24V</text:span></text:p>
          </table:table-cell>
          <table:table-cell office:value-type="string" calcext:value-type="string">
            <text:p>Wärmezähler</text:p>
            <text:p>Techem Fernleitung</text:p>
          </table:table-cell>
          <table:table-cell office:value-type="string" calcext:value-type="string">
            <text:p><text:span text:style-name="T4">steuerung_dezentral</text:span></text:p>
            <text:p><text:span text:style-name="T4">zu elfero</text:span><text:span text:style-name="T6"> 230V</text:span></text:p>
          </table:table-cell>
          <table:table-cell office:value-type="string" calcext:value-type="string">
            <text:p>elfero zu ventil </text:p>
            <text:p>blau 230V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Temperatursensor BA </text:p>
            <text:p>Witterungsfühler </text:p>
            <text:p>Aussenwand, Elfero</text:p>
          </table:table-cell>
          <table:table-cell office:value-type="string" calcext:value-type="string">
            <text:p><text:span text:style-name="T1">Temperatursensor BV </text:span></text:p>
            <text:p><text:span text:style-name="T1">Vorlauffühler</text:span></text:p>
            <text:p><text:span text:style-name="T2">Bodenheizung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<text:span text:style-name="T3">zur Fernleitung</text:span></text:p>
            <text:p><text:span text:style-name="T3">zur Heizzentrale</text:span></text:p>
            <text:p><text:span text:style-name="T3"> max 24V</text:span></text:p>
          </table:table-cell>
          <table:table-cell office:value-type="string" calcext:value-type="string">
            <text:p>Wärmezähler</text:p>
            <text:p>Techem Fernleitung</text:p>
          </table:table-cell>
          <table:table-cell office:value-type="string" calcext:value-type="string">
            <text:p><text:span text:style-name="T4">steuerung_dezentral</text:span></text:p>
            <text:p><text:span text:style-name="T4">zu elfero</text:span><text:span text:style-name="T6"> 230V</text:span></text:p>
          </table:table-cell>
          <table:table-cell office:value-type="string" calcext:value-type="string">
            <text:p>elfero zu ventil </text:p>
            <text:p>blau 230V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Temperatursensor BA </text:p>
            <text:p>Witterungsfühler </text:p>
            <text:p>Aussenwand, Elfero</text:p>
          </table:table-cell>
          <table:table-cell office:value-type="string" calcext:value-type="string">
            <text:p><text:span text:style-name="T1">Temperatursensor BV </text:span></text:p>
            <text:p><text:span text:style-name="T1">Vorlauffühler</text:span></text:p>
            <text:p><text:span text:style-name="T2">Bodenheizung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<text:span text:style-name="T3">zur Fernleitung</text:span></text:p>
            <text:p><text:span text:style-name="T3">zur Heizzentrale</text:span></text:p>
            <text:p><text:span text:style-name="T3"> max 24V</text:span></text:p>
          </table:table-cell>
          <table:table-cell office:value-type="string" calcext:value-type="string">
            <text:p>Wärmezähler</text:p>
            <text:p>Techem Fernleitung</text:p>
          </table:table-cell>
          <table:table-cell office:value-type="string" calcext:value-type="string">
            <text:p><text:span text:style-name="T4">steuerung_dezentral</text:span></text:p>
            <text:p><text:span text:style-name="T4">zu elfero</text:span><text:span text:style-name="T6"> 230V</text:span></text:p>
          </table:table-cell>
          <table:table-cell office:value-type="string" calcext:value-type="string">
            <text:p>elfero zu ventil </text:p>
            <text:p>blau 230V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Temperatursensor BA </text:p>
            <text:p>Witterungsfühler </text:p>
            <text:p>Aussenwand, Elfero</text:p>
          </table:table-cell>
          <table:table-cell office:value-type="string" calcext:value-type="string">
            <text:p><text:span text:style-name="T1">Temperatursensor BV </text:span></text:p>
            <text:p><text:span text:style-name="T1">Vorlauffühler</text:span></text:p>
            <text:p><text:span text:style-name="T2">Bodenheizung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<text:span text:style-name="T3">zur Fernleitung</text:span></text:p>
            <text:p><text:span text:style-name="T3">zur Heizzentrale</text:span></text:p>
            <text:p><text:span text:style-name="T3"> max 24V</text:span></text:p>
          </table:table-cell>
          <table:table-cell office:value-type="string" calcext:value-type="string">
            <text:p>Wärmezähler</text:p>
            <text:p>Techem Fernleitung</text:p>
          </table:table-cell>
          <table:table-cell office:value-type="string" calcext:value-type="string">
            <text:p><text:span text:style-name="T4">steuerung_dezentral</text:span></text:p>
            <text:p><text:span text:style-name="T4">zu elfero</text:span><text:span text:style-name="T6"> 230V</text:span></text:p>
          </table:table-cell>
          <table:table-cell office:value-type="string" calcext:value-type="string">
            <text:p>elfero zu ventil </text:p>
            <text:p>blau 230V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Temperatursensor BA </text:p>
            <text:p>Witterungsfühler </text:p>
            <text:p>Aussenwand, Elfero</text:p>
          </table:table-cell>
          <table:table-cell office:value-type="string" calcext:value-type="string">
            <text:p><text:span text:style-name="T1">Temperatursensor BV </text:span></text:p>
            <text:p><text:span text:style-name="T1">Vorlauffühler</text:span></text:p>
            <text:p><text:span text:style-name="T2">Bodenheizung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<text:span text:style-name="T3">zur Fernleitung</text:span></text:p>
            <text:p><text:span text:style-name="T3">zur Heizzentrale</text:span></text:p>
            <text:p><text:span text:style-name="T3"> max 24V</text:span></text:p>
          </table:table-cell>
          <table:table-cell office:value-type="string" calcext:value-type="string">
            <text:p>Wärmezähler</text:p>
            <text:p>Techem Fernleitung</text:p>
          </table:table-cell>
          <table:table-cell office:value-type="string" calcext:value-type="string">
            <text:p><text:span text:style-name="T4">steuerung_dezentral</text:span></text:p>
            <text:p><text:span text:style-name="T4">zu elfero</text:span><text:span text:style-name="T6"> 230V</text:span></text:p>
          </table:table-cell>
          <table:table-cell office:value-type="string" calcext:value-type="string">
            <text:p>elfero zu ventil </text:p>
            <text:p>blau 230V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Temperatursensor BA </text:p>
            <text:p>Witterungsfühler </text:p>
            <text:p>Aussenwand, Elfero</text:p>
          </table:table-cell>
          <table:table-cell office:value-type="string" calcext:value-type="string">
            <text:p><text:span text:style-name="T1">Temperatursensor BV </text:span></text:p>
            <text:p><text:span text:style-name="T1">Vorlauffühler</text:span></text:p>
            <text:p><text:span text:style-name="T2">Bodenheizung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<text:span text:style-name="T3">zur Fernleitung</text:span></text:p>
            <text:p><text:span text:style-name="T3">zur Heizzentrale</text:span></text:p>
            <text:p><text:span text:style-name="T3"> max 24V</text:span></text:p>
          </table:table-cell>
          <table:table-cell office:value-type="string" calcext:value-type="string">
            <text:p>Wärmezähler</text:p>
            <text:p>Techem Fernleitung</text:p>
          </table:table-cell>
          <table:table-cell office:value-type="string" calcext:value-type="string">
            <text:p><text:span text:style-name="T4">steuerung_dezentral</text:span></text:p>
            <text:p><text:span text:style-name="T4">zu elfero</text:span><text:span text:style-name="T6"> 230V</text:span></text:p>
          </table:table-cell>
          <table:table-cell office:value-type="string" calcext:value-type="string">
            <text:p>elfero zu ventil </text:p>
            <text:p>blau 230V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Temperatursensor BA </text:p>
            <text:p>Witterungsfühler </text:p>
            <text:p>Aussenwand, Elfero</text:p>
          </table:table-cell>
          <table:table-cell office:value-type="string" calcext:value-type="string">
            <text:p><text:span text:style-name="T1">Temperatursensor BV </text:span></text:p>
            <text:p><text:span text:style-name="T1">Vorlauffühler</text:span></text:p>
            <text:p><text:span text:style-name="T2">Bodenheizung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<text:span text:style-name="T3">zur Fernleitung</text:span></text:p>
            <text:p><text:span text:style-name="T3">zur Heizzentrale</text:span></text:p>
            <text:p><text:span text:style-name="T3"> max 24V</text:span></text:p>
          </table:table-cell>
          <table:table-cell office:value-type="string" calcext:value-type="string">
            <text:p>Wärmezähler</text:p>
            <text:p>Techem Fernleitung</text:p>
          </table:table-cell>
          <table:table-cell office:value-type="string" calcext:value-type="string">
            <text:p><text:span text:style-name="T4">steuerung_dezentral</text:span></text:p>
            <text:p><text:span text:style-name="T4">zu elfero</text:span><text:span text:style-name="T6"> 230V</text:span></text:p>
          </table:table-cell>
          <table:table-cell office:value-type="string" calcext:value-type="string">
            <text:p>elfero zu ventil </text:p>
            <text:p>blau 230V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Temperatursensor BA </text:p>
            <text:p>Witterungsfühler </text:p>
            <text:p>Aussenwand, Elfero</text:p>
          </table:table-cell>
          <table:table-cell office:value-type="string" calcext:value-type="string">
            <text:p><text:span text:style-name="T1">Temperatursensor BV </text:span></text:p>
            <text:p><text:span text:style-name="T1">Vorlauffühler</text:span></text:p>
            <text:p><text:span text:style-name="T2">Bodenheizung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<text:span text:style-name="T3">zur Fernleitung</text:span></text:p>
            <text:p><text:span text:style-name="T3">zur Heizzentrale</text:span></text:p>
            <text:p><text:span text:style-name="T3"> max 24V</text:span></text:p>
          </table:table-cell>
          <table:table-cell office:value-type="string" calcext:value-type="string">
            <text:p>Wärmezähler</text:p>
            <text:p>Techem Fernleitung</text:p>
          </table:table-cell>
          <table:table-cell office:value-type="string" calcext:value-type="string">
            <text:p><text:span text:style-name="T4">steuerung_dezentral</text:span></text:p>
            <text:p><text:span text:style-name="T4">zu elfero</text:span><text:span text:style-name="T6"> 230V</text:span></text:p>
          </table:table-cell>
          <table:table-cell office:value-type="string" calcext:value-type="string">
            <text:p>elfero zu ventil </text:p>
            <text:p>blau 230V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Temperatursensor BA </text:p>
            <text:p>Witterungsfühler </text:p>
            <text:p>Aussenwand, Elfero</text:p>
          </table:table-cell>
          <table:table-cell office:value-type="string" calcext:value-type="string">
            <text:p><text:span text:style-name="T1">Temperatursensor BV </text:span></text:p>
            <text:p><text:span text:style-name="T1">Vorlauffühler</text:span></text:p>
            <text:p><text:span text:style-name="T2">Bodenheizung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<text:span text:style-name="T3">zur Fernleitung</text:span></text:p>
            <text:p><text:span text:style-name="T3">zur Heizzentrale</text:span></text:p>
            <text:p><text:span text:style-name="T3"> max 24V</text:span></text:p>
          </table:table-cell>
          <table:table-cell office:value-type="string" calcext:value-type="string">
            <text:p>Wärmezähler</text:p>
            <text:p>Techem Fernleitung</text:p>
          </table:table-cell>
          <table:table-cell office:value-type="string" calcext:value-type="string">
            <text:p><text:span text:style-name="T4">steuerung_dezentral</text:span></text:p>
            <text:p><text:span text:style-name="T4">zu elfero</text:span><text:span text:style-name="T6"> 230V</text:span></text:p>
          </table:table-cell>
          <table:table-cell office:value-type="string" calcext:value-type="string">
            <text:p>elfero zu ventil </text:p>
            <text:p>blau 230V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Temperatursensor BA </text:p>
            <text:p>Witterungsfühler </text:p>
            <text:p>Aussenwand, Elfero</text:p>
          </table:table-cell>
          <table:table-cell office:value-type="string" calcext:value-type="string">
            <text:p><text:span text:style-name="T1">Temperatursensor BV </text:span></text:p>
            <text:p><text:span text:style-name="T1">Vorlauffühler</text:span></text:p>
            <text:p><text:span text:style-name="T2">Bodenheizung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<text:span text:style-name="T3">zur Fernleitung</text:span></text:p>
            <text:p><text:span text:style-name="T3">zur Heizzentrale</text:span></text:p>
            <text:p><text:span text:style-name="T3"> max 24V</text:span></text:p>
          </table:table-cell>
          <table:table-cell office:value-type="string" calcext:value-type="string">
            <text:p>Wärmezähler</text:p>
            <text:p>Techem Fernleitung</text:p>
          </table:table-cell>
          <table:table-cell office:value-type="string" calcext:value-type="string">
            <text:p><text:span text:style-name="T4">steuerung_dezentral</text:span></text:p>
            <text:p><text:span text:style-name="T4">zu elfero</text:span><text:span text:style-name="T6"> 230V</text:span></text:p>
          </table:table-cell>
          <table:table-cell office:value-type="string" calcext:value-type="string">
            <text:p>elfero zu ventil </text:p>
            <text:p>blau 230V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Temperatursensor BA </text:p>
            <text:p>Witterungsfühler </text:p>
            <text:p>Aussenwand, Elfero</text:p>
          </table:table-cell>
          <table:table-cell office:value-type="string" calcext:value-type="string">
            <text:p><text:span text:style-name="T1">Temperatursensor BV </text:span></text:p>
            <text:p><text:span text:style-name="T1">Vorlauffühler</text:span></text:p>
            <text:p><text:span text:style-name="T2">Bodenheizung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<text:span text:style-name="T3">zur Fernleitung</text:span></text:p>
            <text:p><text:span text:style-name="T3">zur Heizzentrale</text:span></text:p>
            <text:p><text:span text:style-name="T3"> max 24V</text:span></text:p>
          </table:table-cell>
          <table:table-cell office:value-type="string" calcext:value-type="string">
            <text:p>Wärmezähler</text:p>
            <text:p>Techem Fernleitung</text:p>
          </table:table-cell>
          <table:table-cell office:value-type="string" calcext:value-type="string">
            <text:p><text:span text:style-name="T4">steuerung_dezentral</text:span></text:p>
            <text:p><text:span text:style-name="T4">zu elfero</text:span><text:span text:style-name="T6"> 230V</text:span></text:p>
          </table:table-cell>
          <table:table-cell office:value-type="string" calcext:value-type="string">
            <text:p>elfero zu ventil </text:p>
            <text:p>blau 230V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Temperatursensor BA </text:p>
            <text:p>Witterungsfühler </text:p>
            <text:p>Aussenwand, Elfero</text:p>
          </table:table-cell>
          <table:table-cell office:value-type="string" calcext:value-type="string">
            <text:p><text:span text:style-name="T1">Temperatursensor BV </text:span></text:p>
            <text:p><text:span text:style-name="T1">Vorlauffühler</text:span></text:p>
            <text:p><text:span text:style-name="T2">Bodenheizung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<text:span text:style-name="T3">zur Fernleitung</text:span></text:p>
            <text:p><text:span text:style-name="T3">zur Heizzentrale</text:span></text:p>
            <text:p><text:span text:style-name="T3"> max 24V</text:span></text:p>
          </table:table-cell>
          <table:table-cell office:value-type="string" calcext:value-type="string">
            <text:p>Wärmezähler</text:p>
            <text:p>Techem Fernleitung</text:p>
          </table:table-cell>
          <table:table-cell office:value-type="string" calcext:value-type="string">
            <text:p><text:span text:style-name="T4">steuerung_dezentral</text:span></text:p>
            <text:p><text:span text:style-name="T4">zu elfero</text:span><text:span text:style-name="T6"> 230V</text:span></text:p>
          </table:table-cell>
          <table:table-cell office:value-type="string" calcext:value-type="string">
            <text:p>elfero zu ventil </text:p>
            <text:p>blau 230V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Temperatursensor BA </text:p>
            <text:p>Witterungsfühler </text:p>
            <text:p>Aussenwand, Elfero</text:p>
          </table:table-cell>
          <table:table-cell office:value-type="string" calcext:value-type="string">
            <text:p><text:span text:style-name="T1">Temperatursensor BV </text:span></text:p>
            <text:p><text:span text:style-name="T1">Vorlauffühler</text:span></text:p>
            <text:p><text:span text:style-name="T2">Bodenheizung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<text:span text:style-name="T3">zur Fernleitung</text:span></text:p>
            <text:p><text:span text:style-name="T3">zur Heizzentrale</text:span></text:p>
            <text:p><text:span text:style-name="T3"> max 24V</text:span></text:p>
          </table:table-cell>
          <table:table-cell office:value-type="string" calcext:value-type="string">
            <text:p>Wärmezähler</text:p>
            <text:p>Techem Fernleitung</text:p>
          </table:table-cell>
          <table:table-cell office:value-type="string" calcext:value-type="string">
            <text:p><text:span text:style-name="T4">steuerung_dezentral</text:span></text:p>
            <text:p><text:span text:style-name="T4">zu elfero</text:span><text:span text:style-name="T6"> 230V</text:span></text:p>
          </table:table-cell>
          <table:table-cell office:value-type="string" calcext:value-type="string">
            <text:p>elfero zu ventil </text:p>
            <text:p>blau 230V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Temperatursensor BA </text:p>
            <text:p>Witterungsfühler </text:p>
            <text:p>Aussenwand, Elfero</text:p>
          </table:table-cell>
          <table:table-cell office:value-type="string" calcext:value-type="string">
            <text:p><text:span text:style-name="T1">Temperatursensor BV </text:span></text:p>
            <text:p><text:span text:style-name="T1">Vorlauffühler</text:span></text:p>
            <text:p><text:span text:style-name="T2">Bodenheizung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<text:span text:style-name="T3">zur Fernleitung</text:span></text:p>
            <text:p><text:span text:style-name="T3">zur Heizzentrale</text:span></text:p>
            <text:p><text:span text:style-name="T3"> max 24V</text:span></text:p>
          </table:table-cell>
          <table:table-cell office:value-type="string" calcext:value-type="string">
            <text:p>Wärmezähler</text:p>
            <text:p>Techem Fernleitung</text:p>
          </table:table-cell>
          <table:table-cell office:value-type="string" calcext:value-type="string">
            <text:p><text:span text:style-name="T4">steuerung_dezentral</text:span></text:p>
            <text:p><text:span text:style-name="T4">zu elfero</text:span><text:span text:style-name="T6"> 230V</text:span></text:p>
          </table:table-cell>
          <table:table-cell office:value-type="string" calcext:value-type="string">
            <text:p>elfero zu ventil </text:p>
            <text:p>blau 230V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Temperatursensor BA </text:p>
            <text:p>Witterungsfühler </text:p>
            <text:p>Aussenwand, Elfero</text:p>
          </table:table-cell>
          <table:table-cell office:value-type="string" calcext:value-type="string">
            <text:p><text:span text:style-name="T1">Temperatursensor BV </text:span></text:p>
            <text:p><text:span text:style-name="T1">Vorlauffühler</text:span></text:p>
            <text:p><text:span text:style-name="T2">Bodenheizung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<text:span text:style-name="T3">zur Fernleitung</text:span></text:p>
            <text:p><text:span text:style-name="T3">zur Heizzentrale</text:span></text:p>
            <text:p><text:span text:style-name="T3"> max 24V</text:span></text:p>
          </table:table-cell>
          <table:table-cell office:value-type="string" calcext:value-type="string">
            <text:p>Wärmezähler</text:p>
            <text:p>Techem Fernleitung</text:p>
          </table:table-cell>
          <table:table-cell office:value-type="string" calcext:value-type="string">
            <text:p><text:span text:style-name="T4">steuerung_dezentral</text:span></text:p>
            <text:p><text:span text:style-name="T4">zu elfero</text:span><text:span text:style-name="T6"> 230V</text:span></text:p>
          </table:table-cell>
          <table:table-cell office:value-type="string" calcext:value-type="string">
            <text:p>elfero zu ventil </text:p>
            <text:p>blau 230V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Temperatursensor BA </text:p>
            <text:p>Witterungsfühler </text:p>
            <text:p>Aussenwand, Elfero</text:p>
          </table:table-cell>
          <table:table-cell office:value-type="string" calcext:value-type="string">
            <text:p><text:span text:style-name="T1">Temperatursensor BV </text:span></text:p>
            <text:p><text:span text:style-name="T1">Vorlauffühler</text:span></text:p>
            <text:p><text:span text:style-name="T2">Bodenheizung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<text:span text:style-name="T3">zur Fernleitung</text:span></text:p>
            <text:p><text:span text:style-name="T3">zur Heizzentrale</text:span></text:p>
            <text:p><text:span text:style-name="T3"> max 24V</text:span></text:p>
          </table:table-cell>
          <table:table-cell office:value-type="string" calcext:value-type="string">
            <text:p>Wärmezähler</text:p>
            <text:p>Techem Fernleitung</text:p>
          </table:table-cell>
          <table:table-cell office:value-type="string" calcext:value-type="string">
            <text:p><text:span text:style-name="T4">steuerung_dezentral</text:span></text:p>
            <text:p><text:span text:style-name="T4">zu elfero</text:span><text:span text:style-name="T6"> 230V</text:span></text:p>
          </table:table-cell>
          <table:table-cell office:value-type="string" calcext:value-type="string">
            <text:p>elfero zu ventil </text:p>
            <text:p>blau 230V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Temperatursensor BA </text:p>
            <text:p>Witterungsfühler </text:p>
            <text:p>Aussenwand, Elfero</text:p>
          </table:table-cell>
          <table:table-cell office:value-type="string" calcext:value-type="string">
            <text:p><text:span text:style-name="T1">Temperatursensor BV </text:span></text:p>
            <text:p><text:span text:style-name="T1">Vorlauffühler</text:span></text:p>
            <text:p><text:span text:style-name="T2">Bodenheizung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<text:span text:style-name="T3">zur Fernleitung</text:span></text:p>
            <text:p><text:span text:style-name="T3">zur Heizzentrale</text:span></text:p>
            <text:p><text:span text:style-name="T3"> max 24V</text:span></text:p>
          </table:table-cell>
          <table:table-cell office:value-type="string" calcext:value-type="string">
            <text:p>Wärmezähler</text:p>
            <text:p>Techem Fernleitung</text:p>
          </table:table-cell>
          <table:table-cell office:value-type="string" calcext:value-type="string">
            <text:p><text:span text:style-name="T4">steuerung_dezentral</text:span></text:p>
            <text:p><text:span text:style-name="T4">zu elfero</text:span><text:span text:style-name="T6"> 230V</text:span></text:p>
          </table:table-cell>
          <table:table-cell office:value-type="string" calcext:value-type="string">
            <text:p>elfero zu ventil </text:p>
            <text:p>blau 230V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Temperatursensor BA </text:p>
            <text:p>Witterungsfühler </text:p>
            <text:p>Aussenwand, Elfero</text:p>
          </table:table-cell>
          <table:table-cell office:value-type="string" calcext:value-type="string">
            <text:p><text:span text:style-name="T1">Temperatursensor BV </text:span></text:p>
            <text:p><text:span text:style-name="T1">Vorlauffühler</text:span></text:p>
            <text:p><text:span text:style-name="T2">Bodenheizung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<text:span text:style-name="T3">zur Fernleitung</text:span></text:p>
            <text:p><text:span text:style-name="T3">zur Heizzentrale</text:span></text:p>
            <text:p><text:span text:style-name="T3"> max 24V</text:span></text:p>
          </table:table-cell>
          <table:table-cell office:value-type="string" calcext:value-type="string">
            <text:p>Wärmezähler</text:p>
            <text:p>Techem Fernleitung</text:p>
          </table:table-cell>
          <table:table-cell office:value-type="string" calcext:value-type="string">
            <text:p><text:span text:style-name="T4">steuerung_dezentral</text:span></text:p>
            <text:p><text:span text:style-name="T4">zu elfero</text:span><text:span text:style-name="T6"> 230V</text:span></text:p>
          </table:table-cell>
          <table:table-cell office:value-type="string" calcext:value-type="string">
            <text:p>elfero zu ventil </text:p>
            <text:p>blau 230V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Temperatursensor BA </text:p>
            <text:p>Witterungsfühler </text:p>
            <text:p>Aussenwand, Elfero</text:p>
          </table:table-cell>
          <table:table-cell office:value-type="string" calcext:value-type="string">
            <text:p><text:span text:style-name="T1">Temperatursensor BV </text:span></text:p>
            <text:p><text:span text:style-name="T1">Vorlauffühler</text:span></text:p>
            <text:p><text:span text:style-name="T2">Bodenheizung, Elfero</text:span></text:p>
          </table:table-cell>
          <table:table-cell office:value-type="string" calcext:value-type="string">
            <text:p>Temp.sensor BWW</text:p>
            <text:p>Warmwasserfühler</text:p>
            <text:p><text:span text:style-name="T2">Speicher, Elfero</text:span></text:p>
          </table:table-cell>
          <table:table-cell office:value-type="string" calcext:value-type="string">
            <text:p><text:span text:style-name="T3">zur Fernleitung</text:span></text:p>
            <text:p><text:span text:style-name="T3">zur Heizzentrale</text:span></text:p>
            <text:p><text:span text:style-name="T3"> max 24V</text:span></text:p>
          </table:table-cell>
          <table:table-cell office:value-type="string" calcext:value-type="string">
            <text:p>Wärmezähler</text:p>
            <text:p>Techem Fernleitung</text:p>
          </table:table-cell>
          <table:table-cell office:value-type="string" calcext:value-type="string">
            <text:p><text:span text:style-name="T4">steuerung_dezentral</text:span></text:p>
            <text:p><text:span text:style-name="T4">zu elfero</text:span><text:span text:style-name="T6"> 230V</text:span></text:p>
          </table:table-cell>
          <table:table-cell office:value-type="string" calcext:value-type="string">
            <text:p>elfero zu ventil </text:p>
            <text:p>blau 230V</text:p>
          </table:table-cell>
          <table:table-cell office:value-type="string" calcext:value-type="string">
            <text:p>Fernleitung</text:p>
            <text:p> zur Heizzentrale</text:p>
            <text:p>6 Adernpaare, max 24V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Default" table:number-columns-repeated="8"/>
          <table:table-cell table:number-columns-repeated="4"/>
        </table:table-row>
        <table:table-row table:style-name="ro5">
          <table:table-cell/>
          <table:table-cell table:style-name="ce1" table:number-columns-repeated="10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7">00.00.0000</text:date>, <text:time style:data-style-name="N2" text:time-value="12:33:07.336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8T15:03:06.026000000</meta:creation-date>
    <meta:print-date>2024-04-17T13:41:46.264000000</meta:print-date>
    <dc:date>2024-04-17T13:43:25.656000000</dc:date>
    <meta:editing-duration>PT20H11M36S</meta:editing-duration>
    <meta:editing-cycles>9</meta:editing-cycles>
    <meta:generator>LibreOffice/7.6.5.2$Windows_X86_64 LibreOffice_project/38d5f62f85355c192ef5f1dd47c5c0c0c6d6598b</meta:generator>
    <meta:document-statistic meta:table-count="1" meta:cell-count="160" meta:object-count="0"/>
  </office:meta>
</office:document-meta>
</file>